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pitch="variable"/>
    <style:font-face style:name="Times New Roman" svg:font-family="'Times New Roman'" style:font-pitch="variable"/>
    <style:font-face style:name="Consolas2" svg:font-family="Consolas" style:font-family-generic="moder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6cm"/>
    </style:style>
    <style:style style:name="co2" style:family="table-column">
      <style:table-column-properties fo:break-before="auto" style:column-width="3.284cm"/>
    </style:style>
    <style:style style:name="co3" style:family="table-column">
      <style:table-column-properties fo:break-before="auto" style:column-width="0.27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1.54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639cm" fo:break-before="auto" style:use-optimal-row-height="false"/>
    </style:style>
    <style:style style:name="ro3" style:family="table-row">
      <style:table-row-properties style:row-height="1.154cm" fo:break-before="auto" style:use-optimal-row-height="false"/>
    </style:style>
    <style:style style:name="ro4" style:family="table-row">
      <style:table-row-properties style:row-height="0.995cm" fo:break-before="auto" style:use-optimal-row-height="false"/>
    </style:style>
    <style:style style:name="ro5" style:family="table-row">
      <style:table-row-properties style:row-height="1.39cm" fo:break-before="auto" style:use-optimal-row-height="false"/>
    </style:style>
    <style:style style:name="ro6" style:family="table-row">
      <style:table-row-properties style:row-height="1.4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percentage-style style:name="N8011" number:language="es" number:country="AR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" style:family="table-cell" style:parent-style-name="Excel_20_Built-in_20_Normal">
      <style:table-cell-properties fo:border-bottom="0.035cm solid #000000" fo:background-color="#00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nsola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nsola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Normal">
      <style:text-properties fo:font-size="12pt" style:font-size-asian="12pt" style:font-size-complex="12pt"/>
    </style:style>
    <style:style style:name="ce7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.527cm" style:writing-mode="page"/>
      <style:text-properties style:use-window-font-color="true" style:text-outline="false" style:text-line-through-style="none" style:font-name="Consola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.527cm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.527cm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11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12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13" style:family="table-cell" style:parent-style-name="Excel_20_Built-in_20_Normal" style:data-style-name="N107">
      <style:table-cell-properties fo:background-color="#ccff0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top"/>
      <style:paragraph-properties fo:text-align="start" fo:margin-left="0.527cm" style:writing-mode="page"/>
      <style:text-properties fo:color="#000000" style:text-outline="false" style:text-line-through-style="none" style:font-name="Consola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20_Built-in_20_Normal" style:data-style-name="N107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true" style:vertical-align="top"/>
      <style:paragraph-properties fo:text-align="start" fo:margin-left="0.527cm" style:writing-mode="page"/>
      <style:text-properties fo:color="#000000" style:text-outline="false" style:text-line-through-style="none" style:font-name="Consola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ackground-color="#dbe5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nsola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ackground-color="#dbe5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onsola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dbe5f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dbe5f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nsola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true" fo:border-top="0.035cm solid #000000" style:vertical-align="top"/>
      <style:paragraph-properties fo:text-align="start" fo:margin-left="0.527cm" style:writing-mode="page"/>
      <style:text-properties fo:color="#000000" style:text-outline="false" style:text-line-through-style="none" style:font-name="Consola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 style:data-style-name="N107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top"/>
      <style:paragraph-properties fo:text-align="start" fo:margin-left="0.527cm" style:writing-mode="page"/>
      <style:text-properties fo:color="#000000" style:text-outline="false" style:text-line-through-style="none" style:font-name="Consola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Excel_20_Built-in_20_Normal">
      <style:table-cell-properties fo:background-color="#00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nsola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20_Built-in_20_Normal">
      <style:table-cell-properties fo:background-color="#ff333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nsola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Excel_20_Built-in_20_Normal" style:data-style-name="N107">
      <style:table-cell-properties fo:background-color="#66ffff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top"/>
      <style:paragraph-properties fo:text-align="start" fo:margin-left="0.527cm" style:writing-mode="page"/>
      <style:text-properties fo:color="#000000" style:text-outline="false" style:text-line-through-style="none" style:font-name="Consola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20_Built-in_20_Normal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Excel_20_Built-in_20_Normal" style:data-style-name="N8011">
      <style:text-properties fo:color="#ff6600" fo:font-size="12pt" fo:font-weight="bold" style:font-size-asian="12pt" style:font-weight-asian="bold" style:font-size-complex="12pt" style:font-weight-complex="bold"/>
    </style:style>
    <style:style style:name="ce27" style:family="table-cell" style:parent-style-name="Excel_20_Built-in_20_Normal" style:data-style-name="N8011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Consolas2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ce25"/>
        <table:table-column table:style-name="co7" table:number-columns-repeated="1013" table:default-cell-style-name="Excel_20_Built-in_20_Normal"/>
        <table:table-column table:style-name="co7" table:default-cell-style-name="Default"/>
        <table:table-row table:style-name="ro1">
          <table:table-cell table:style-name="ce1"/>
          <table:table-cell table:style-name="ce7"/>
          <table:table-cell table:style-name="ce10"/>
          <table:table-cell table:style-name="ce15" office:value-type="string" table:number-columns-spanned="1" table:number-rows-spanned="2">
            <text:p>AUTOTAG</text:p>
          </table:table-cell>
          <table:table-cell table:style-name="ce15" office:value-type="string" table:number-columns-spanned="1" table:number-rows-spanned="2">
            <text:p>MAYNAR</text:p>
          </table:table-cell>
          <table:table-cell table:style-name="ce15" office:value-type="string" table:number-columns-spanned="1" table:number-rows-spanned="2">
            <text:p>STRIANESSE</text:p>
          </table:table-cell>
          <table:table-cell table:style-name="ce15" office:value-type="string" table:number-columns-spanned="1" table:number-rows-spanned="2">
            <text:p>TITO GONZALEZ</text:p>
          </table:table-cell>
          <table:table-cell table:style-name="ce22" office:value-type="string" table:number-columns-spanned="1" table:number-rows-spanned="2">
            <text:p>ESPASA</text:p>
          </table:table-cell>
          <table:table-cell table:style-name="ce22" table:number-columns-spanned="1" table:number-rows-spanned="2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0"/>
          <table:covered-table-cell table:style-name="ce16"/>
          <table:covered-table-cell table:number-columns-repeated="5"/>
          <table:table-cell table:number-columns-repeated="1015"/>
        </table:table-row>
        <table:table-row table:style-name="ro2">
          <table:table-cell table:style-name="ce1" office:value-type="string" table:number-columns-spanned="1" table:number-rows-spanned="2">
            <text:p><text:s/></text:p>
          </table:table-cell>
          <table:table-cell table:style-name="ce7" office:value-type="string" table:number-columns-spanned="1" table:number-rows-spanned="3">
            <text:p>PAUTA AL DIA 02/08/23</text:p>
          </table:table-cell>
          <table:table-cell table:style-name="ce10" table:number-columns-spanned="1" table:number-rows-spanned="3"/>
          <table:table-cell table:style-name="ce15" office:value-type="string" table:number-columns-spanned="1" table:number-rows-spanned="3">
            <text:p>PATENTAMIENTO AGOSTO 2023</text:p>
          </table:table-cell>
          <table:table-cell table:style-name="ce15" office:value-type="string" table:number-columns-spanned="1" table:number-rows-spanned="3">
            <text:p>PATENTAMIENTO AGOSTO 2023</text:p>
          </table:table-cell>
          <table:table-cell table:style-name="ce15" office:value-type="string" table:number-columns-spanned="1" table:number-rows-spanned="3">
            <text:p>PATENTAMIENTO AGOSTO 2023</text:p>
          </table:table-cell>
          <table:table-cell table:style-name="ce15" office:value-type="string" table:number-columns-spanned="1" table:number-rows-spanned="3">
            <text:p>PATENTAMIENTO AGOSTO 2023</text:p>
          </table:table-cell>
          <table:table-cell table:style-name="ce15" office:value-type="string" table:number-columns-spanned="1" table:number-rows-spanned="3">
            <text:p>PATENTAMIENTO AGOSTO 2023</text:p>
          </table:table-cell>
          <table:table-cell table:style-name="ce23" office:value-type="string" table:number-columns-spanned="1" table:number-rows-spanned="3">
            <text:p>DIFERENCIA</text:p>
          </table:table-cell>
          <table:table-cell table:number-columns-repeated="1015"/>
        </table:table-row>
        <table:table-row table:style-name="ro3">
          <table:covered-table-cell table:style-name="ce2"/>
          <table:covered-table-cell table:style-name="ce8"/>
          <table:covered-table-cell table:style-name="ce11"/>
          <table:covered-table-cell table:style-name="ce17"/>
          <table:covered-table-cell table:number-columns-repeated="5" table:style-name="ce21"/>
          <table:table-cell table:number-columns-repeated="1015"/>
        </table:table-row>
        <table:table-row table:style-name="ro4">
          <table:table-cell table:style-name="ce3"/>
          <table:covered-table-cell table:style-name="ce9"/>
          <table:covered-table-cell table:style-name="ce12"/>
          <table:covered-table-cell table:style-name="ce18"/>
          <table:covered-table-cell table:number-columns-repeated="5" table:style-name="ce21"/>
          <table:table-cell table:number-columns-repeated="1015"/>
        </table:table-row>
        <table:table-row table:style-name="ro5">
          <table:table-cell table:style-name="ce4" office:value-type="string">
            <text:p>.03 <text:s/>Amarok cabina doble Trendline 2.0 TDI 140 cv 4x2 + Comfort Function<text:span text:style-name="T1">.03 <text:s/>Amarok </text:span><text:span text:style-name="T1">cabina doble Trendline 2.0 </text:span><text:span text:style-name="T1">TDI 140 cv 4x2 + Comfort </text:span><text:span text:style-name="T1">Function</text:span></text:p>
          </table:table-cell>
          <table:table-cell table:style-name="ce4"/>
          <table:table-cell table:style-name="ce13" office:value-type="currency" office:value="11130000" table:number-columns-spanned="2" table:number-rows-spanned="1">
            <text:p>$11.130.000</text:p>
          </table:table-cell>
          <table:covered-table-cell table:style-name="ce19"/>
          <table:table-cell table:style-name="ce14" office:value-type="currency" office:value="11685900">
            <text:p>$11.685.900</text:p>
          </table:table-cell>
          <table:table-cell table:style-name="ce14" office:value-type="currency" office:value="11341000">
            <text:p>$11.341.000</text:p>
          </table:table-cell>
          <table:table-cell table:style-name="ce14" office:value-type="currency" office:value="11703400">
            <text:p>$11.703.400</text:p>
          </table:table-cell>
          <table:table-cell table:style-name="ce14" office:value-type="currency" office:value="12210000">
            <text:p>$12.210.000</text:p>
          </table:table-cell>
          <table:table-cell table:style-name="ce14" office:value-type="currency" office:value="1080000">
            <text:p>$1.080.000</text:p>
          </table:table-cell>
          <table:table-cell table:style-name="ce26" office:value-type="percentage" office:value="0.0785">
            <text:p>7,85%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.04 <text:s/>Amarok cabina doble Trendline 2.0 TDI 140 cv 4x4 + Comfort Function<text:span text:style-name="T1">.04 <text:s/>Amarok </text:span><text:span text:style-name="T1">cabina doble Trendline 2.0 </text:span><text:span text:style-name="T1">TDI 140 cv 4x4 + Comfort </text:span><text:span text:style-name="T1">Function</text:span></text:p>
          </table:table-cell>
          <table:table-cell table:style-name="ce4"/>
          <table:table-cell table:style-name="ce14" office:value-type="currency" office:value="14600000" table:number-columns-spanned="2" table:number-rows-spanned="1">
            <text:p>$14.600.000</text:p>
          </table:table-cell>
          <table:covered-table-cell table:style-name="ce19"/>
          <table:table-cell table:style-name="ce14" office:value-type="currency" office:value="13480447">
            <text:p>$13.480.447</text:p>
          </table:table-cell>
          <table:table-cell table:style-name="ce13" office:value-type="currency" office:value="13004000">
            <text:p>$13.004.000</text:p>
          </table:table-cell>
          <table:table-cell table:style-name="ce14"/>
          <table:table-cell table:style-name="ce14" office:value-type="currency" office:value="13685600">
            <text:p>$13.685.600</text:p>
          </table:table-cell>
          <table:table-cell table:style-name="ce14" office:value-type="currency" office:value="681600">
            <text:p>$681.600</text:p>
          </table:table-cell>
          <table:table-cell table:style-name="ce27" office:value-type="percentage" office:value="0.0463">
            <text:p>4,63%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.05 <text:s/>Amarok cabina doble Comfortline 2.0 TDI 180 cv 4x2<text:span text:style-name="T1">.05 <text:s/>Amarok </text:span><text:span text:style-name="T1">cabina doble Comfortline </text:span><text:span text:style-name="T1">2.0 TDI 180 cv 4x2</text:span></text:p>
          </table:table-cell>
          <table:table-cell table:style-name="ce4"/>
          <table:table-cell table:style-name="ce14" office:value-type="currency" office:value="14000000" table:number-columns-spanned="2" table:number-rows-spanned="1">
            <text:p>$14.000.000</text:p>
          </table:table-cell>
          <table:covered-table-cell table:style-name="ce19"/>
          <table:table-cell table:style-name="ce20"/>
          <table:table-cell table:style-name="ce13" office:value-type="currency" office:value="13273000">
            <text:p>$13.273.000</text:p>
          </table:table-cell>
          <table:table-cell table:style-name="ce14" office:value-type="currency" office:value="13762500">
            <text:p>$13.762.500</text:p>
          </table:table-cell>
          <table:table-cell table:style-name="ce14" office:value-type="currency" office:value="13860000">
            <text:p>$13.860.000</text:p>
          </table:table-cell>
          <table:table-cell table:style-name="ce14" office:value-type="currency" office:value="587000">
            <text:p>$587.000</text:p>
          </table:table-cell>
          <table:table-cell table:style-name="ce27" office:value-type="percentage" office:value="0.0399">
            <text:p>3,99%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.06 <text:s/>Amarok cabina doble Comfortline 2.0 TDI 180 cv 4x2 Automática<text:span text:style-name="T1">.06 <text:s/></text:span><text:span text:style-name="T1">Amarok cabina doble </text:span><text:span text:style-name="T1">Comfortline 2.0 TDI 180 cv </text:span><text:span text:style-name="T1">4x2 Automática</text:span></text:p>
          </table:table-cell>
          <table:table-cell table:style-name="ce4"/>
          <table:table-cell table:style-name="ce14" office:value-type="currency" office:value="15100000" table:number-columns-spanned="2" table:number-rows-spanned="1">
            <text:p>$15.100.000</text:p>
          </table:table-cell>
          <table:covered-table-cell table:style-name="ce19"/>
          <table:table-cell table:style-name="ce13" office:value-type="currency" office:value="14746894">
            <text:p>$14.746.894</text:p>
          </table:table-cell>
          <table:table-cell table:style-name="ce14" office:value-type="currency" office:value="15354000">
            <text:p>$15.354.000</text:p>
          </table:table-cell>
          <table:table-cell table:style-name="ce14" office:value-type="currency" office:value="15187000">
            <text:p>$15.187.000</text:p>
          </table:table-cell>
          <table:table-cell table:style-name="ce14" office:value-type="currency" office:value="15165000">
            <text:p>$15.165.000</text:p>
          </table:table-cell>
          <table:table-cell table:style-name="ce14" office:value-type="currency" office:value="418100">
            <text:p>$418.100</text:p>
          </table:table-cell>
          <table:table-cell table:style-name="ce27" office:value-type="percentage" office:value="0.0259">
            <text:p>2,59%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.07 <text:s/>Amarok cabina doble Comfortline 2.0 TDI 180 cv 4x4<text:span text:style-name="T1">.07 <text:s/>Amarok </text:span><text:span text:style-name="T1">cabina doble Comfortline </text:span><text:span text:style-name="T1">2.0 TDI 180 cv 4x4</text:span></text:p>
          </table:table-cell>
          <table:table-cell table:style-name="ce4"/>
          <table:table-cell table:style-name="ce14" office:value-type="string">
            <text:p>SIN STOCK</text:p>
          </table:table-cell>
          <table:table-cell table:style-name="ce20" table:number-columns-repeated="3"/>
          <table:table-cell table:style-name="ce13" office:value-type="currency" office:value="15667200">
            <text:p>$15.667.200</text:p>
          </table:table-cell>
          <table:table-cell table:style-name="ce14" office:value-type="currency" office:value="16110000">
            <text:p>$16.110.000</text:p>
          </table:table-cell>
          <table:table-cell table:style-name="ce14" office:value-type="currency" office:value="443000">
            <text:p>$443.000</text:p>
          </table:table-cell>
          <table:table-cell office:value-type="float" office:value="2.55">
            <text:p>2,55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.08 <text:s/>Amarok cabina doble Highline 2.0 TDI 180 cv 4x2<text:span text:style-name="T1">.08 <text:s/>Amarok cabina </text:span><text:span text:style-name="T1">doble Highline 2.0 TDI 180 </text:span><text:span text:style-name="T1">cv 4x2</text:span></text:p>
          </table:table-cell>
          <table:table-cell table:style-name="ce4"/>
          <table:table-cell table:style-name="ce14" office:value-type="currency" office:value="15999000" table:number-columns-spanned="2" table:number-rows-spanned="1">
            <text:p>$15.999.000</text:p>
          </table:table-cell>
          <table:covered-table-cell table:style-name="ce19"/>
          <table:table-cell table:style-name="ce14" office:value-type="currency" office:value="15669764">
            <text:p>$15.669.764</text:p>
          </table:table-cell>
          <table:table-cell table:style-name="ce13" office:value-type="currency" office:value="15332000">
            <text:p>$15.332.000</text:p>
          </table:table-cell>
          <table:table-cell table:style-name="ce14" office:value-type="currency" office:value="15700000">
            <text:p>$15.700.000</text:p>
          </table:table-cell>
          <table:table-cell table:style-name="ce14" office:value-type="currency" office:value="15760000">
            <text:p>$15.760.000</text:p>
          </table:table-cell>
          <table:table-cell table:style-name="ce14" office:value-type="currency" office:value="428000">
            <text:p>$428.000</text:p>
          </table:table-cell>
          <table:table-cell table:style-name="ce27" office:value-type="percentage" office:value="0.0253">
            <text:p>2,53%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.09 <text:s/>Amarok cabina doble Highline 2.0 TDI 180 cv 4x2 Automática<text:span text:style-name="T1">.09 <text:s/></text:span><text:span text:style-name="T1">Amarok cabina doble </text:span><text:span text:style-name="T1">Highline 2.0 TDI 180 cv 4x2 </text:span><text:span text:style-name="T1">Automática</text:span></text:p>
          </table:table-cell>
          <table:table-cell table:style-name="ce4"/>
          <table:table-cell table:style-name="ce14" office:value-type="currency" office:value="17500000" table:number-columns-spanned="2" table:number-rows-spanned="1">
            <text:p>$17.500.000</text:p>
          </table:table-cell>
          <table:covered-table-cell table:style-name="ce19"/>
          <table:table-cell table:style-name="ce14" office:value-type="currency" office:value="17478484">
            <text:p>$17.478.484</text:p>
          </table:table-cell>
          <table:table-cell table:style-name="ce14" office:value-type="currency" office:value="17442000">
            <text:p>$17.442.000</text:p>
          </table:table-cell>
          <table:table-cell table:style-name="ce13" office:value-type="currency" office:value="17003000">
            <text:p>$17.003.000</text:p>
          </table:table-cell>
          <table:table-cell table:style-name="ce14" office:value-type="currency" office:value="17977000">
            <text:p>$17.977.000</text:p>
          </table:table-cell>
          <table:table-cell table:style-name="ce14" office:value-type="currency" office:value="974000">
            <text:p>$974.000</text:p>
          </table:table-cell>
          <table:table-cell table:style-name="ce27" office:value-type="percentage" office:value="0.0515">
            <text:p>5,15%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.10 <text:s/>Amarok cabina doble Highline 2.0 TDI 180 cv 4x4<text:span text:style-name="T1">.10 <text:s/>Amarok cabina </text:span><text:span text:style-name="T1">doble Highline 2.0 TDI 180 </text:span><text:span text:style-name="T1">cv 4x4</text:span></text:p>
          </table:table-cell>
          <table:table-cell table:style-name="ce4"/>
          <table:table-cell table:style-name="ce14" office:value-type="string">
            <text:p>SIN STOCK</text:p>
          </table:table-cell>
          <table:table-cell table:style-name="ce20" table:number-columns-repeated="2"/>
          <table:table-cell table:style-name="ce13" office:value-type="currency" office:value="17732000">
            <text:p>$17.732.000</text:p>
          </table:table-cell>
          <table:table-cell table:style-name="ce14" office:value-type="currency" office:value="18405000">
            <text:p>$18.405.000</text:p>
          </table:table-cell>
          <table:table-cell table:style-name="ce14" office:value-type="currency" office:value="18510000">
            <text:p>$18.510.000</text:p>
          </table:table-cell>
          <table:table-cell table:style-name="ce14" office:value-type="currency" office:value="778000">
            <text:p>$778.000</text:p>
          </table:table-cell>
          <table:table-cell table:style-name="ce27" office:value-type="percentage" office:value="0.0388">
            <text:p>3,88%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.11 <text:s/>Amarok cabina doble Highline 2.0 TDI 180 cv 4x4 Automática<text:span text:style-name="T1">.11 <text:s/></text:span><text:span text:style-name="T1">Amarok cabina doble </text:span><text:span text:style-name="T1">Highline 2.0 TDI 180 cv 4x4 </text:span><text:span text:style-name="T1">Automática</text:span></text:p>
          </table:table-cell>
          <table:table-cell table:style-name="ce4"/>
          <table:table-cell table:style-name="ce13" office:value-type="currency" office:value="19299900" table:number-columns-spanned="2" table:number-rows-spanned="1">
            <text:p>$19.299.900</text:p>
          </table:table-cell>
          <table:covered-table-cell table:style-name="ce19"/>
          <table:table-cell table:style-name="ce14" office:value-type="currency" office:value="19703640">
            <text:p>$19.703.640</text:p>
          </table:table-cell>
          <table:table-cell table:style-name="ce14" office:value-type="currency" office:value="20753000">
            <text:p>$20.753.000</text:p>
          </table:table-cell>
          <table:table-cell table:style-name="ce14" office:value-type="currency" office:value="19548000">
            <text:p>$19.548.000</text:p>
          </table:table-cell>
          <table:table-cell table:style-name="ce14" office:value-type="currency" office:value="20110000">
            <text:p>$20.110.000</text:p>
          </table:table-cell>
          <table:table-cell table:style-name="ce14" office:value-type="currency" office:value="811000">
            <text:p>$811.000</text:p>
          </table:table-cell>
          <table:table-cell table:style-name="ce27" office:value-type="percentage" office:value="0.037">
            <text:p>3,70%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.12a Amarok V6 Comfortline 3.0 TDI 258cv 4x4 AT<text:span text:style-name="T1">.12a Amarok V6 </text:span><text:span text:style-name="T1">Comfortline 3.0 TDI 258cv </text:span><text:span text:style-name="T1">4x4 AT</text:span></text:p>
          </table:table-cell>
          <table:table-cell table:style-name="ce5"/>
          <table:table-cell table:style-name="ce13" office:value-type="currency" office:value="17199000" table:number-columns-spanned="2" table:number-rows-spanned="1">
            <text:p>$17.199.000</text:p>
          </table:table-cell>
          <table:covered-table-cell table:style-name="ce19"/>
          <table:table-cell table:style-name="ce14" office:value-type="currency" office:value="17619264">
            <text:p>$17.619.264</text:p>
          </table:table-cell>
          <table:table-cell table:style-name="ce20"/>
          <table:table-cell table:style-name="ce14" office:value-type="currency" office:value="18091000">
            <text:p>$18.091.000</text:p>
          </table:table-cell>
          <table:table-cell table:style-name="ce14" office:value-type="currency" office:value="17610000">
            <text:p>$17.610.000</text:p>
          </table:table-cell>
          <table:table-cell table:style-name="ce14" office:value-type="currency" office:value="410000">
            <text:p>$410.000</text:p>
          </table:table-cell>
          <table:table-cell table:style-name="ce27" office:value-type="percentage" office:value="0.0213">
            <text:p>2,13%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.13a Amarok V6 Highline 3.0 TDI 258cv 4x4 AT<text:span text:style-name="T1">.13a Amarok V6 </text:span><text:span text:style-name="T1">Highline 3.0 TDI 258cv 4x4 </text:span><text:span text:style-name="T1">AT</text:span></text:p>
          </table:table-cell>
          <table:table-cell table:style-name="ce5"/>
          <table:table-cell table:style-name="ce13" office:value-type="currency" office:value="21200000" table:number-columns-spanned="2" table:number-rows-spanned="1">
            <text:p>$21.200.000</text:p>
          </table:table-cell>
          <table:covered-table-cell table:style-name="ce19"/>
          <table:table-cell table:style-name="ce14" office:value-type="currency" office:value="21590265">
            <text:p>$21.590.265</text:p>
          </table:table-cell>
          <table:table-cell table:style-name="ce14" office:value-type="currency" office:value="21504000">
            <text:p>$21.504.000</text:p>
          </table:table-cell>
          <table:table-cell table:style-name="ce14" office:value-type="currency" office:value="21392000">
            <text:p>$21.392.000</text:p>
          </table:table-cell>
          <table:table-cell table:style-name="ce14" office:value-type="currency" office:value="21600000">
            <text:p>$21.600.000</text:p>
          </table:table-cell>
          <table:table-cell table:style-name="ce14" office:value-type="currency" office:value="400000">
            <text:p>$400.000</text:p>
          </table:table-cell>
          <table:table-cell table:style-name="ce27" office:value-type="percentage" office:value="0.0167">
            <text:p>1,67%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.14a Amarok V6 3.0 TDI 258cv 4x4 AT Extreme</text:p>
          </table:table-cell>
          <table:table-cell table:style-name="ce4"/>
          <table:table-cell table:style-name="ce14" office:value-type="currency" office:value="23799900" table:number-columns-spanned="2" table:number-rows-spanned="1">
            <text:p>$23.799.900</text:p>
          </table:table-cell>
          <table:covered-table-cell table:style-name="ce19"/>
          <table:table-cell table:style-name="ce13" office:value-type="currency" office:value="23094480">
            <text:p>$23.094.480</text:p>
          </table:table-cell>
          <table:table-cell table:style-name="ce14" office:value-type="currency" office:value="24686000">
            <text:p>$24.686.000</text:p>
          </table:table-cell>
          <table:table-cell table:style-name="ce14" office:value-type="currency" office:value="23119000">
            <text:p>$23.119.000</text:p>
          </table:table-cell>
          <table:table-cell table:style-name="ce14" office:value-type="currency" office:value="24160000">
            <text:p>$24.160.000</text:p>
          </table:table-cell>
          <table:table-cell table:style-name="ce14" office:value-type="currency" office:value="1066000">
            <text:p>$1.066.000</text:p>
          </table:table-cell>
          <table:table-cell table:style-name="ce27" office:value-type="percentage" office:value="0.0417">
            <text:p>4,17%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.15 <text:s/>Amarok V6 3.0 TDI 258cv 4x4 AT <text:s/>Black Style</text:p>
          </table:table-cell>
          <table:table-cell table:style-name="ce4"/>
          <table:table-cell table:style-name="ce14" office:value-type="currency" office:value="26350000" table:number-columns-spanned="2" table:number-rows-spanned="1">
            <text:p>$26.350.000</text:p>
          </table:table-cell>
          <table:covered-table-cell table:style-name="ce19"/>
          <table:table-cell table:style-name="ce14" office:value-type="currency" office:value="28339695">
            <text:p>$28.339.695</text:p>
          </table:table-cell>
          <table:table-cell table:style-name="ce14" office:value-type="currency" office:value="25833000">
            <text:p>$25.833.000</text:p>
          </table:table-cell>
          <table:table-cell table:style-name="ce14" office:value-type="string">
            <text:p>SIN STOCK</text:p>
          </table:table-cell>
          <table:table-cell table:style-name="ce13" office:value-type="currency" office:value="24610000">
            <text:p>$24.610.000</text:p>
          </table:table-cell>
          <table:table-cell table:style-name="ce24" office:value-type="currency" office:value="1273000">
            <text:p>$1.273.000</text:p>
          </table:table-cell>
          <table:table-cell table:style-name="ce27" office:value-type="percentage" office:value="-0.0496">
            <text:p>-4,96%</text:p>
          </table:table-cell>
          <table:table-cell table:number-columns-repeated="1014"/>
        </table:table-row>
        <table:table-row table:style-name="ro6">
          <table:table-cell table:style-name="ce4" office:value-type="string">
            <text:p>.56h Vento GLI 350TSI DSG</text:p>
          </table:table-cell>
          <table:table-cell table:style-name="ce4"/>
          <table:table-cell table:style-name="ce14" office:value-type="currency" office:value="23599900" table:number-columns-spanned="2" table:number-rows-spanned="1">
            <text:p>$23.599.900</text:p>
          </table:table-cell>
          <table:covered-table-cell table:style-name="ce19"/>
          <table:table-cell table:style-name="ce14" office:value-type="currency" office:value="12210000">
            <text:p>$12.210.000</text:p>
          </table:table-cell>
          <table:table-cell table:style-name="ce20"/>
          <table:table-cell table:style-name="ce14" office:value-type="currency" office:value="21290000">
            <text:p>$21.290.000</text:p>
          </table:table-cell>
          <table:table-cell table:style-name="ce14" office:value-type="currency" office:value="21265406">
            <text:p>$21.265.406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4" office:value-type="string">
            <text:p>.72 Taos Comfortline 250TSI</text:p>
          </table:table-cell>
          <table:table-cell table:style-name="ce4"/>
          <table:table-cell table:style-name="ce14" office:value-type="currency" office:value="16500000" table:number-columns-spanned="2" table:number-rows-spanned="1">
            <text:p>$16.500.000</text:p>
          </table:table-cell>
          <table:covered-table-cell table:style-name="ce19"/>
          <table:table-cell table:style-name="ce14" office:value-type="currency" office:value="18351000">
            <text:p>$18.351.000</text:p>
          </table:table-cell>
          <table:table-cell table:style-name="ce14" office:value-type="currency" office:value="16537000">
            <text:p>$16.537.000</text:p>
          </table:table-cell>
          <table:table-cell table:style-name="ce13" office:value-type="currency" office:value="16252000">
            <text:p>$16.252.000</text:p>
          </table:table-cell>
          <table:table-cell table:style-name="ce14" office:value-type="currency" office:value="16876500">
            <text:p>$16.876.500</text:p>
          </table:table-cell>
          <table:table-cell table:style-name="ce14" office:value-type="currency" office:value="624500">
            <text:p>$624.500</text:p>
          </table:table-cell>
          <table:table-cell table:style-name="ce27" office:value-type="string">
            <text:p>3,93%%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.73 Taos Highline 250TSI (MY23)</text:p>
          </table:table-cell>
          <table:table-cell table:style-name="ce5"/>
          <table:table-cell table:style-name="ce13" office:value-type="currency" office:value="19199900" table:number-columns-spanned="2" table:number-rows-spanned="1">
            <text:p>$19.199.900</text:p>
          </table:table-cell>
          <table:covered-table-cell table:style-name="ce19"/>
          <table:table-cell table:style-name="ce14" office:value-type="currency" office:value="21051120">
            <text:p>$21.051.120</text:p>
          </table:table-cell>
          <table:table-cell table:style-name="ce14" office:value-type="currency" office:value="20200000">
            <text:p>$20.200.000</text:p>
          </table:table-cell>
          <table:table-cell table:style-name="ce14" office:value-type="currency" office:value="19599000">
            <text:p>$19.599.000</text:p>
          </table:table-cell>
          <table:table-cell table:style-name="ce14" office:value-type="currency" office:value="19593234">
            <text:p>$19.593.234</text:p>
          </table:table-cell>
          <table:table-cell table:style-name="ce14" office:value-type="currency" office:value="393434">
            <text:p>$393.434</text:p>
          </table:table-cell>
          <table:table-cell table:style-name="ce27" office:value-type="percentage" office:value="0.0216">
            <text:p>2,16%</text:p>
          </table:table-cell>
          <table:table-cell table:number-columns-repeated="1014"/>
        </table:table-row>
        <table:table-row table:style-name="ro6">
          <table:table-cell table:style-name="ce5" office:value-type="string">
            <text:p>.75 Taos Highline BI Tono 250TSI</text:p>
          </table:table-cell>
          <table:table-cell table:style-name="ce5"/>
          <table:table-cell table:style-name="ce14" office:value-type="currency" office:value="19599900" table:number-columns-spanned="2" table:number-rows-spanned="1">
            <text:p>$19.599.900</text:p>
          </table:table-cell>
          <table:covered-table-cell table:style-name="ce19"/>
          <table:table-cell table:style-name="ce20" table:number-columns-repeated="2"/>
          <table:table-cell table:style-name="ce14" office:value-type="currency" office:value="19700000">
            <text:p>$19.700.000</text:p>
          </table:table-cell>
          <table:table-cell table:style-name="ce14" office:value-type="currency" office:value="19593500">
            <text:p>$19.593.500</text:p>
          </table:table-cell>
          <table:table-cell table:style-name="ce20"/>
          <table:table-cell table:number-columns-repeated="1015"/>
        </table:table-row>
        <table:table-row table:style-name="ro2" table:number-rows-repeated="3">
          <table:table-cell table:style-name="ce6" table:number-columns-repeated="4"/>
          <table:table-cell table:number-columns-repeated="1020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pitch="variable"/>
    <style:font-face style:name="Times New Roman" svg:font-family="'Times New Roman'" style:font-pitch="variable"/>
    <style:font-face style:name="Consolas2" svg:font-family="Consolas" style:font-family-generic="modern" style:font-pitch="variable"/>
    <style:font-face style:name="Arial" svg:font-family="Arial" style:font-family-generic="swiss" style:font-pitch="variable"/>
    <style:font-face style:name="Consolas1" svg:font-family="Consolas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AR">
      <number:number number:min-integer-digits="1"/>
    </number:number-style>
    <number:currency-style style:name="N107">
      <number:currency-symbol/>
      <number:number number:decimal-places="0" number:min-integer-digits="1" number:grouping="true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3">03/08/2023</text:date>, <text:time>09:06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03T09:06:25.18</dc:date>
    <meta:generator>OpenOffice/4.1.1$Win32 OpenOffice.org_project/411m6$Build-9775</meta:generator>
    <meta:editing-duration>PT1H15M52S</meta:editing-duration>
    <meta:editing-cycles>2</meta:editing-cycles>
    <dc:creator>matias zitarrosa</dc:creator>
    <meta:document-statistic meta:table-count="1" meta:cell-count="136" meta:object-count="0"/>
  </office:meta>
</office:document-meta>
</file>